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fe8" officeooo:paragraph-rsid="00119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github:</text:p>
      <text:p text:style-name="P1"/>
      <text:p text:style-name="P1">ghp_nQBWiBApk7HjBfZ1EeIq7uFs0Ykdl91C2G6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48:20.752199548</meta:creation-date>
    <dc:date>2023-03-13T10:48:47.333199574</dc:date>
    <meta:editing-duration>PT26S</meta:editing-duration>
    <meta:editing-cycles>1</meta:editing-cycles>
    <meta:document-statistic meta:table-count="0" meta:image-count="0" meta:object-count="0" meta:page-count="1" meta:paragraph-count="2" meta:word-count="3" meta:character-count="53" meta:non-whitespace-character-count="52"/>
    <meta:generator>LibreOffice/6.4.7.2$Linux_X86_64 LibreOffice_project/40$Build-2</meta:generator>
  </office:meta>
</office:document-meta>
</file>